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12f" officeooo:paragraph-rsid="0015712f"/>
    </style:style>
    <style:style style:name="P2" style:family="paragraph" style:parent-style-name="Standard" style:list-style-name="L1">
      <style:text-properties officeooo:rsid="0015712f" officeooo:paragraph-rsid="0015712f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rsid="001663e8" officeooo:paragraph-rsid="001663e8"/>
    </style:style>
    <style:style style:name="P5" style:family="paragraph" style:parent-style-name="Text_20_body" style:list-style-name="L2">
      <style:text-properties officeooo:rsid="00173eaa" officeooo:paragraph-rsid="00173eaa"/>
    </style:style>
    <style:style style:name="P6" style:family="paragraph" style:parent-style-name="Text_20_body" style:list-style-name="L3"/>
    <style:style style:name="T1" style:family="text">
      <style:text-properties officeooo:rsid="001663e8"/>
    </style:style>
    <style:style style:name="T2" style:family="text">
      <style:text-properties officeooo:rsid="0017e4b6"/>
    </style:style>
    <style:style style:name="T3" style:family="text">
      <style:text-properties fo:font-weight="bold" officeooo:rsid="0017e4b6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ustomer Portal:</text:h>
      <text:h text:style-name="Heading_20_2" text:outline-level="2">Database table not present to start Customer Portal:</text:h>
      <text:list xml:id="list2995849129" text:style-name="L1">
        <text:list-item>
          <text:p text:style-name="P2">msg_credentials</text:p>
        </text:list-item>
        <text:list-item>
          <text:p text:style-name="P2">fgw_location</text:p>
        </text:list-item>
        <text:list-item>
          <text:p text:style-name="P2">fgw_order_order</text:p>
        </text:list-item>
        <text:list-item>
          <text:p text:style-name="P2">status_type_map</text:p>
        </text:list-item>
        <text:list-item>
          <text:p text:style-name="P2">fgw_ship_via_lut</text:p>
        </text:list-item>
        <text:list-item>
          <text:p text:style-name="P2">status_type_map</text:p>
        </text:list-item>
        <text:list-item>
          <text:p text:style-name="P2">fgw_ship_via_lut</text:p>
        </text:list-item>
        <text:list-item>
          <text:p text:style-name="P2">jobs</text:p>
        </text:list-item>
        <text:list-item>
          <text:p text:style-name="P2">job_attributes</text:p>
        </text:list-item>
        <text:list-item>
          <text:p text:style-name="P2">job_requirements</text:p>
        </text:list-item>
        <text:list-item>
          <text:p text:style-name="P2">job_types</text:p>
        </text:list-item>
        <text:list-item>
          <text:p text:style-name="P2">fgw_order</text:p>
        </text:list-item>
      </text:list>
      <text:p text:style-name="P1"/>
      <text:h text:style-name="Heading_20_2" text:outline-level="2">Main functionalities:</text:h>
      <text:h text:style-name="Heading_20_3" text:outline-level="3">Carrier Api <text:span text:style-name="T1">for orders tracking</text:span></text:h>
      <text:list xml:id="list2734518657" text:style-name="L2">
        <text:list-item>
          <text:p text:style-name="P3">DeliverItApi</text:p>
        </text:list-item>
        <text:list-item>
          <text:p text:style-name="P3">EcourierApi</text:p>
        </text:list-item>
        <text:list-item>
          <text:p text:style-name="P4">FedexApi</text:p>
        </text:list-item>
        <text:list-item>
          <text:p text:style-name="P4">EasternConnection</text:p>
        </text:list-item>
        <text:list-item>
          <text:p text:style-name="P5">Delivery status</text:p>
        </text:list-item>
      </text:list>
      <text:h text:style-name="Heading_20_3" text:outline-level="3">Order delivery attempts reports</text:h>
      <text:list xml:id="list3667434387" text:style-name="L3">
        <text:list-item>
          <text:p text:style-name="P6">tracking status of the associated orders</text:p>
        </text:list-item>
        <text:list-item>
          <text:p text:style-name="P6"><text:span text:style-name="T3">Cron jobs</text:span><text:span text:style-name="T2">: </text:span>Find orders in the past 90 days that aren't Delivered or Invalid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15:54:51.305884817</meta:creation-date>
    <meta:generator>LibreOffice/6.4.2.2$Linux_X86_64 LibreOffice_project/40$Build-2</meta:generator>
    <dc:date>2020-05-21T20:16:27.454528769</dc:date>
    <meta:editing-duration>PT15M12S</meta:editing-duration>
    <meta:editing-cycles>4</meta:editing-cycles>
    <meta:document-statistic meta:table-count="0" meta:image-count="0" meta:object-count="0" meta:page-count="1" meta:paragraph-count="24" meta:word-count="78" meta:character-count="519" meta:non-whitespace-character-count="484"/>
  </office:meta>
</office:document-meta>
</file>